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org</text:p>
          </table:table-cell>
          <table:table-cell office:value-type="string">
            <text:p>aspcf</text:p>
          </table:table-cell>
          <table:table-cell office:value-type="string">
            <text:p>modules</text:p>
          </table:table-cell>
          <table:table-cell office:value-type="string">
            <text:p>checklist_benessere</text:p>
          </table:table-cell>
          <table:table-cell office:value-type="string">
            <text:p>actions</text:p>
          </table:table-cell>
          <table:table-cell office:value-type="string">
            <text:p>GestioneInvioChecklist.java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</text:p>
          </table:table-cell>
          <table:table-cell office:value-type="string">
            <text:p>modules</text:p>
          </table:table-cell>
          <table:table-cell office:value-type="string">
            <text:p>checklist_benessere</text:p>
          </table:table-cell>
          <table:table-cell office:value-type="string">
            <text:p>base.v5</text:p>
          </table:table-cell>
          <table:table-cell office:value-type="string">
            <text:p>ChecklistIstanza_BoviniBufalini.java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</text:p>
          </table:table-cell>
          <table:table-cell office:value-type="string">
            <text:p>modules</text:p>
          </table:table-cell>
          <table:table-cell office:value-type="string">
            <text:p>checklist_benessere</text:p>
          </table:table-cell>
          <table:table-cell office:value-type="string">
            <text:p>base.v5</text:p>
          </table:table-cell>
          <table:table-cell office:value-type="string">
            <text:p>ChecklistIstanza_Suini.java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</text:p>
          </table:table-cell>
          <table:table-cell office:value-type="string">
            <text:p>modules</text:p>
          </table:table-cell>
          <table:table-cell office:value-type="string">
            <text:p>checklist_benessere</text:p>
          </table:table-cell>
          <table:table-cell office:value-type="string">
            <text:p>base.v5</text:p>
          </table:table-cell>
          <table:table-cell office:value-type="string">
            <text:p>ChecklistIstanza_Vitelli.java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</text:p>
          </table:table-cell>
          <table:table-cell office:value-type="string">
            <text:p>modules</text:p>
          </table:table-cell>
          <table:table-cell office:value-type="string">
            <text:p>checklist_benessere</text:p>
          </table:table-cell>
          <table:table-cell office:value-type="string">
            <text:p>util</text:p>
          </table:table-cell>
          <table:table-cell office:value-type="string">
            <text:p>ChecklistUtil.java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s</text:p>
          </table:table-cell>
          <table:table-cell office:value-type="string">
            <text:p>modules</text:p>
          </table:table-cell>
          <table:table-cell office:value-type="string">
            <text:p>report</text:p>
          </table:table-cell>
          <table:table-cell office:value-type="string">
            <text:p>util</text:p>
          </table:table-cell>
          <table:table-cell office:value-type="string">
            <text:p>PrintModulesHTML.java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s</text:p>
          </table:table-cell>
          <table:table-cell office:value-type="string">
            <text:p>modules</text:p>
          </table:table-cell>
          <table:table-cell office:value-type="string">
            <text:p>allevamenti</text:p>
          </table:table-cell>
          <table:table-cell office:value-type="string">
            <text:p>actions</text:p>
          </table:table-cell>
          <table:table-cell office:value-type="string">
            <text:p>Accounts.java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s</text:p>
          </table:table-cell>
          <table:table-cell office:value-type="string">
            <text:p>modules</text:p>
          </table:table-cell>
          <table:table-cell office:value-type="string">
            <text:p>gestioneDocumenti</text:p>
          </table:table-cell>
          <table:table-cell office:value-type="string">
            <text:p>actions</text:p>
          </table:table-cell>
          <table:table-cell office:value-type="string">
            <text:p>GestioneDocumenti.java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aspcfs</text:p>
          </table:table-cell>
          <table:table-cell office:value-type="string">
            <text:p>utils</text:p>
          </table:table-cell>
          <table:table-cell table:number-columns-repeated="2"/>
          <table:table-cell office:value-type="string">
            <text:p>PopolaCombo.java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office:value-type="string">
            <text:p>benessere</text:p>
          </table:table-cell>
          <table:table-cell office:value-type="string">
            <text:p>old</text:p>
          </table:table-cell>
          <table:table-cell table:style-name="ce1" office:value-type="string" table:number-columns-spanned="2" table:number-rows-spanned="1">
            <text:p>controlli_ufficiali_stampa_chk_bns.jsp</text:p>
          </table:table-cell>
          <table:covered-table-cell/>
          <table:table-cell office:value-type="string">
            <text:p>NEW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office:value-type="string">
            <text:p>benessere</text:p>
          </table:table-cell>
          <table:table-cell office:value-type="string">
            <text:p>old</text:p>
          </table:table-cell>
          <table:table-cell/>
          <table:table-cell office:value-type="string">
            <text:p>gestione_benessere.js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office:value-type="string">
            <text:p>benessere</text:p>
          </table:table-cell>
          <table:table-cell table:number-columns-repeated="2"/>
          <table:table-cell office:value-type="string">
            <text:p>gestione_benessere.js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office:value-type="string">
            <text:p>benessere</text:p>
          </table:table-cell>
          <table:table-cell table:number-columns-repeated="2"/>
          <table:table-cell office:value-type="string">
            <text:p>invio.js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office:value-type="string">
            <text:p>benessere</text:p>
          </table:table-cell>
          <table:table-cell table:number-columns-repeated="2"/>
          <table:table-cell office:value-type="string">
            <text:p>inviomassivo_stampa.js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office:value-type="string">
            <text:p>benessere</text:p>
          </table:table-cell>
          <table:table-cell table:number-columns-repeated="2"/>
          <table:table-cell office:value-type="string">
            <text:p>inviomassivo.js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table:number-columns-repeated="3"/>
          <table:table-cell office:value-type="string">
            <text:p>filter_ba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allevamenti</text:p>
          </table:table-cell>
          <table:table-cell table:style-name="ce1" office:value-type="string" table:number-columns-spanned="4" table:number-rows-spanned="1">
            <text:p>vigilanza_detailsAttivita_ispettiva_rilascioautorizzazioni_e_vigilanza.jsp</text:p>
          </table:table-cell>
          <table:covered-table-cell table:number-columns-repeated="3"/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4</text:p>
          </table:table-cell>
          <table:table-cell office:value-type="string">
            <text:p>js</text:p>
          </table:table-cell>
          <table:table-cell office:value-type="string">
            <text:p>funzioni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4</text:p>
          </table:table-cell>
          <table:table-cell/>
          <table:table-cell office:value-type="string">
            <text:p>allegato_altrespecie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4</text:p>
          </table:table-cell>
          <table:table-cell/>
          <table:table-cell office:value-type="string">
            <text:p>allegato_broiler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4</text:p>
          </table:table-cell>
          <table:table-cell/>
          <table:table-cell office:value-type="string">
            <text:p>allegato_galline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4</text:p>
          </table:table-cell>
          <table:table-cell/>
          <table:table-cell office:value-type="string">
            <text:p>allegato_vitelli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5</text:p>
          </table:table-cell>
          <table:table-cell/>
          <table:table-cell office:value-type="string">
            <text:p>allegato_bovini_bufalini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5</text:p>
          </table:table-cell>
          <table:table-cell/>
          <table:table-cell office:value-type="string">
            <text:p>allegato_suini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office:value-type="string">
            <text:p>v5</text:p>
          </table:table-cell>
          <table:table-cell/>
          <table:table-cell office:value-type="string">
            <text:p>allegato_vitelli.js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table:number-columns-repeated="2"/>
          <table:table-cell office:value-type="string">
            <text:p>allegato_b11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controlliufficiali</text:p>
          </table:table-cell>
          <table:table-cell office:value-type="string">
            <text:p>allegati</text:p>
          </table:table-cell>
          <table:table-cell table:number-columns-repeated="2"/>
          <table:table-cell office:value-type="string">
            <text:p>allegato_details_b11.jsp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gestione_documenti</text:p>
          </table:table-cell>
          <table:table-cell table:number-columns-repeated="3"/>
          <table:table-cell office:value-type="string">
            <text:p>generazioneDocumentale.js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WEB-INF</text:p>
          </table:table-cell>
          <table:table-cell table:number-columns-repeated="3"/>
          <table:table-cell office:value-type="string">
            <text:p>cfs-config.xml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WEB-INF</text:p>
          </table:table-cell>
          <table:table-cell table:number-columns-repeated="3"/>
          <table:table-cell office:value-type="string">
            <text:p>cfs-container_menus.xml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string">
            <text:p>WebContent</text:p>
          </table:table-cell>
          <table:table-cell office:value-type="string">
            <text:p>WEB-INF</text:p>
          </table:table-cell>
          <table:table-cell table:number-columns-repeated="3"/>
          <table:table-cell office:value-type="string">
            <text:p>cfs-modules.xml</text:p>
          </table:table-cell>
          <table:table-cell office:value-type="string">
            <text:p>Update</text:p>
          </table:table-cell>
        </table:table-row>
      </table:table>
      <table:table table:name="Foglio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08/03/2021</text:date>, <text:time>09.54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21-03-08T09:33:58.60</meta:creation-date>
    <dc:date>2021-03-08T09:54:11.07</dc:date>
    <dc:creator>B S</dc:creator>
    <meta:editing-duration>PT5M2S</meta:editing-duration>
    <meta:editing-cycles>2</meta:editing-cycles>
    <meta:generator>OpenOffice/4.1.7$Win32 OpenOffice.org_project/417m1$Build-9800</meta:generator>
    <meta:document-statistic meta:table-count="3" meta:cell-count="176" meta:object-count="0"/>
  </office:meta>
</office:document-meta>
</file>